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a4e67" officeooo:paragraph-rsid="001a4e67"/>
    </style:style>
    <style:style style:name="P2" style:family="paragraph" style:parent-style-name="Standard">
      <style:text-properties style:font-name="Courier New" officeooo:rsid="001a4e67" officeooo:paragraph-rsid="001a4e67"/>
    </style:style>
    <style:style style:name="P3" style:family="paragraph" style:parent-style-name="Standard">
      <style:text-properties style:font-name="Courier New" officeooo:rsid="001a5d79" officeooo:paragraph-rsid="001a5d79"/>
    </style:style>
    <style:style style:name="P4" style:family="paragraph" style:parent-style-name="Standard">
      <style:text-properties officeooo:rsid="001a5d79" officeooo:paragraph-rsid="001a5d79"/>
    </style:style>
    <style:style style:name="P5" style:family="paragraph" style:parent-style-name="Standard">
      <style:text-properties officeooo:rsid="001a64da" officeooo:paragraph-rsid="001a64da"/>
    </style:style>
    <style:style style:name="P6" style:family="paragraph" style:parent-style-name="Code">
      <style:text-properties officeooo:paragraph-rsid="001a64da"/>
    </style:style>
    <style:style style:name="P7" style:family="paragraph" style:parent-style-name="Standard">
      <style:text-properties style:text-underline-style="none" officeooo:rsid="001a4e67" officeooo:paragraph-rsid="001a4e67"/>
    </style:style>
    <style:style style:name="P8" style:family="paragraph" style:parent-style-name="Standard">
      <style:text-properties style:font-name="Courier New" style:text-underline-style="none" officeooo:rsid="001a4e67" officeooo:paragraph-rsid="001a4e67"/>
    </style:style>
    <style:style style:name="P9" style:family="paragraph" style:parent-style-name="Standard">
      <style:text-properties style:font-name="Courier New" officeooo:rsid="001a5d79" officeooo:paragraph-rsid="001dbd6c"/>
    </style:style>
    <style:style style:name="P10" style:family="paragraph" style:parent-style-name="Standard">
      <style:text-properties fo:font-style="normal" style:text-underline-style="none" officeooo:rsid="001a4e67" officeooo:paragraph-rsid="001a4e67" style:font-style-asian="normal" style:font-style-complex="normal"/>
    </style:style>
    <style:style style:name="P11" style:family="paragraph" style:parent-style-name="Standard">
      <style:text-properties officeooo:rsid="001a4e67" officeooo:paragraph-rsid="001a4e67"/>
    </style:style>
    <style:style style:name="P12" style:family="paragraph" style:parent-style-name="Standard">
      <style:text-properties officeooo:rsid="001ab901" officeooo:paragraph-rsid="001ab901"/>
    </style:style>
    <style:style style:name="P13" style:family="paragraph" style:parent-style-name="Standard">
      <style:text-properties style:font-name="Courier New" officeooo:rsid="001ab901" officeooo:paragraph-rsid="001ab901"/>
    </style:style>
    <style:style style:name="P14" style:family="paragraph" style:parent-style-name="Standard">
      <style:text-properties officeooo:rsid="001a5d79" officeooo:paragraph-rsid="001a5d79"/>
    </style:style>
    <style:style style:name="P15" style:family="paragraph" style:parent-style-name="Standard">
      <style:text-properties officeooo:rsid="001a5d79" officeooo:paragraph-rsid="001be1d5"/>
    </style:style>
    <style:style style:name="P16" style:family="paragraph" style:parent-style-name="Standard">
      <style:text-properties officeooo:rsid="001dbd6c" officeooo:paragraph-rsid="001dbd6c"/>
    </style:style>
    <style:style style:name="P17" style:family="paragraph" style:parent-style-name="Standard">
      <style:paragraph-properties fo:margin-top="0in" fo:margin-bottom="0.1in" loext:contextual-spacing="false"/>
      <style:text-properties style:text-underline-style="none" officeooo:rsid="001a4e67" officeooo:paragraph-rsid="001a4e67"/>
    </style:style>
    <style:style style:name="P18" style:family="paragraph" style:parent-style-name="Standard">
      <style:paragraph-properties fo:margin-top="0in" fo:margin-bottom="0.1in" loext:contextual-spacing="false"/>
      <style:text-properties officeooo:rsid="001a5d79" officeooo:paragraph-rsid="001dbd6c"/>
    </style:style>
    <style:style style:name="P19" style:family="paragraph" style:parent-style-name="Standard">
      <style:paragraph-properties fo:margin-top="0in" fo:margin-bottom="0.1in" loext:contextual-spacing="false"/>
      <style:text-properties officeooo:rsid="001a4e67" officeooo:paragraph-rsid="001a4e67"/>
    </style:style>
    <style:style style:name="P20" style:family="paragraph" style:parent-style-name="Standard">
      <style:paragraph-properties fo:margin-top="0in" fo:margin-bottom="0.1in" loext:contextual-spacing="false"/>
      <style:text-properties style:font-name="Courier New" officeooo:rsid="001a5d79" officeooo:paragraph-rsid="001dbd6c"/>
    </style:style>
    <style:style style:name="P21" style:family="paragraph" style:parent-style-name="Standard">
      <style:paragraph-properties fo:margin-top="0.1in" fo:margin-bottom="0in" loext:contextual-spacing="false"/>
      <style:text-properties officeooo:rsid="001ab901" officeooo:paragraph-rsid="001ab901"/>
    </style:style>
    <style:style style:name="P22" style:family="paragraph" style:parent-style-name="Heading_20_2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ab901" style:font-style-asian="normal" style:font-style-complex="normal"/>
    </style:style>
    <style:style style:name="T6" style:family="text">
      <style:text-properties fo:font-style="normal" style:text-underline-style="none" officeooo:rsid="001be1d5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e1d5" style:font-weight-asian="bold" style:font-weight-complex="bold"/>
    </style:style>
    <style:style style:name="T9" style:family="text">
      <style:text-properties style:font-name="Arial1"/>
    </style:style>
    <style:style style:name="T10" style:family="text">
      <style:text-properties officeooo:rsid="001a64da"/>
    </style:style>
    <style:style style:name="T11" style:family="text">
      <style:text-properties style:font-name="Courier New" officeooo:rsid="001a64da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officeooo:rsid="001ab901"/>
    </style:style>
    <style:style style:name="T14" style:family="text">
      <style:text-properties style:font-name="Arial1"/>
    </style:style>
    <style:style style:name="T15" style:family="text">
      <style:text-properties officeooo:rsid="001be1d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be1d5" style:font-weight-asian="normal" style:font-weight-complex="normal"/>
    </style:style>
    <style:style style:name="T18" style:family="text">
      <style:text-properties officeooo:rsid="001dbd6c"/>
    </style:style>
    <style:style style:name="T19" style:family="text">
      <style:text-properties officeooo:rsid="001f74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Python Naming and Coding</text:h>
      <text:p text:style-name="P12">To review the guidelines for names and code formatting in Python, see "<text:a xlink:type="simple" xlink:href="https://realpython.com/python-pep8/" text:style-name="Internet_20_link" text:visited-style-name="Visited_20_Internet_20_Link">How to Write Beautiful Python Code with PEP8</text:a>" at RealPython.com.</text:p>
      <text:p text:style-name="P1"/>
      <text:p text:style-name="P19">1. Which of the following are acceptable names, according to Python coding guidelines, for a bank account <text:span text:style-name="T7">class</text:span>? <text:s/>Check all that are <text:span text:style-name="T13">acceeptable.</text:span></text:p>
      <text:p text:style-name="P2">___ Bankaccount</text:p>
      <text:p text:style-name="P2">___ BankAccount</text:p>
      <text:p text:style-name="P2">___ BankAcct</text:p>
      <text:p text:style-name="P2">___ bankAccount</text:p>
      <text:p text:style-name="P2">___ <text:span text:style-name="T15">B</text:span>ank_<text:span text:style-name="T15">A</text:span>ccount</text:p>
      <text:p text:style-name="P2">___ Account</text:p>
      <text:p text:style-name="P1"/>
      <text:p text:style-name="P1">Discussion: for the choice<text:span text:style-name="T13">s</text:span> you <text:span text:style-name="T1">did not</text:span><text:span text:style-name="T2"> select, why are they not good names?</text:span></text:p>
      <text:p text:style-name="P1"><text:span text:style-name="T2"/></text:p>
      <text:p text:style-name="P1"><text:span text:style-name="T2"/></text:p>
      <text:p text:style-name="P7"/>
      <text:p text:style-name="P17">2. <text:span text:style-name="T13">B</text:span>ank account has a<text:span text:style-name="T13">n attribute for the</text:span> name <text:span text:style-name="T13">of the account</text:span>. <text:s/>It's usually the account owner's name but <text:span text:style-name="T13">may</text:span> be something else. <text:s/>Which of these names are correct according the Python <text:span text:style-name="T15">naming convention</text:span>?</text:p>
      <text:p text:style-name="P8">___ accountName</text:p>
      <text:p text:style-name="P8">___ accountname</text:p>
      <text:p text:style-name="P8">___ account_name</text:p>
      <text:p text:style-name="P8">___ acct_name</text:p>
      <text:p text:style-name="P7"/>
      <text:p text:style-name="P1"><text:span text:style-name="T2">3. A bank account has a </text:span><text:span text:style-name="T3">constructor</text:span><text:span text:style-name="T4"> for creating new instance</text:span><text:span text:style-name="T6">s</text:span><text:span text:style-name="T4"> (object</text:span><text:span text:style-name="T6">s</text:span><text:span text:style-name="T4">). <text:s/></text:span><text:span text:style-name="T5">(a) </text:span><text:span text:style-name="T4">Fix </text:span><text:span text:style-name="T6">an</text:span><text:span text:style-name="T4"> error in this constructor, and </text:span><text:span text:style-name="T5">(b) </text:span><text:span text:style-name="T4">complete the code:</text:span></text:p>
      <text:p text:style-name="P10"/>
      <text:p text:style-name="Code">def __init__(account_name, account_number):</text:p>
      <text:p text:style-name="Code"><text:s text:c="4"/># TODO write code to save the account name </text:p>
      <text:p text:style-name="Code"><text:s text:c="4"/># and account number as attributes <text:span text:style-name="T13">of bank account</text:span></text:p>
      <text:p text:style-name="Code"/>
      <text:p text:style-name="Code"/>
      <text:p text:style-name="Code"/>
      <text:p text:style-name="Standard"/>
      <text:p text:style-name="P1">4. <text:span text:style-name="T10">Write a Python statement to create a new bank account with name "SKE" and account number 123456789. <text:s/>Assign the object to variable <text:s/></text:span><text:span text:style-name="T11">account1</text:span><text:span text:style-name="T10">.</text:span></text:p>
      <text:p text:style-name="P1"/>
      <text:p text:style-name="P1"/>
      <text:p text:style-name="P1"/>
      <text:p text:style-name="P21">5. Bank account has a method to change the account name. <text:s/>What should be the name of this method, according to the Python naming convention?</text:p>
      <text:p text:style-name="P13">______ SetAccountName</text:p>
      <text:p text:style-name="P13">______ setAccountName</text:p>
      <text:p text:style-name="P13">______ setaccountname</text:p>
      <text:p text:style-name="P13">______ set_account_name</text:p>
      <text:p text:style-name="P13">______ Account_name</text:p>
      <text:p text:style-name="P13"/>
      <text:p text:style-name="P4">The Python <text:span text:style-name="T12">str</text:span> (String) class has the following methods, along with many more:</text:p>
      <text:p text:style-name="P3"><text:s text:c="3"/>join</text:p>
      <text:p text:style-name="P3"><text:s text:c="3"/>lower</text:p>
      <text:p text:style-name="P3"><text:s text:c="3"/>replace</text:p>
      <text:p text:style-name="P3"><text:s text:c="3"/>__eq__</text:p>
      <text:p text:style-name="P3"><text:soft-page-break/><text:s text:c="3"/>__add__</text:p>
      <text:p text:style-name="P3"><text:s text:c="3"/>__gt__</text:p>
      <text:p text:style-name="P3"><text:s text:c="3"/>__len__</text:p>
      <text:p text:style-name="P4"/>
      <text:p text:style-name="P15"><text:span text:style-name="T13">6</text:span>. <text:span text:style-name="T15">Write one statement to </text:span>change all the <text:span text:style-name="T18">occurrences</text:span> of "duck" to "cat" <text:span text:style-name="T15">and save the result as </text:span><text:span text:style-name="T17">s2. U</text:span><text:span text:style-name="T16">se</text:span> the <text:span text:style-name="T9">replace</text:span> method<text:span text:style-name="T13">.</text:span> <text:s/><text:span text:style-name="T13">In</text:span> the Python interactive <text:span text:style-name="T13">interpreter,</text:span> you can enter <text:span text:style-name="T9">help(str.replace)</text:span> for help.</text:p>
      <text:p text:style-name="P4"/>
      <text:p text:style-name="P6">s = "If it walks like a duck and sounds like a duck, then it's a duck."</text:p>
      <text:p text:style-name="Code"># <text:span text:style-name="T7">TODO</text:span> replace "duck" with "cat" <text:span text:style-name="T15">in </text:span><text:span text:style-name="T8">s</text:span>, assign the result to variable <text:span text:style-name="T7">s2</text:span></text:p>
      <text:p text:style-name="Code"/>
      <text:p text:style-name="Code"/>
      <text:p text:style-name="P4"/>
      <text:p text:style-name="P4"><text:span text:style-name="T13">7</text:span>. When you use <text:span text:style-name="T12">s.replace(...)</text:span> does it change the string that <text:span text:style-name="T12">s</text:span> refers to? (yes or no)</text:p>
      <text:p text:style-name="P4"><text:s text:c="4"/>____</text:p>
      <text:p text:style-name="P4"/>
      <text:p text:style-name="P5"><text:span text:style-name="T13">8</text:span>. In the <text:span text:style-name="T12">str</text:span> (String) class, what method<text:span text:style-name="T13">(s)</text:span> modify an existing string? <text:s/>That is, they change a<text:span text:style-name="T13">n existing</text:span> string in memory instead of creating and returning a new string.</text:p>
      <text:p text:style-name="P5"/>
      <text:p text:style-name="P5"/>
      <text:p text:style-name="P4"/>
      <text:p text:style-name="P18"><text:span text:style-name="T13">9</text:span>. Some of the string method names start and end with __ <text:span text:style-name="T18">(double underscore, nickname "dunder")</text:span>, such as:</text:p>
      <text:p text:style-name="P9"><text:s text:c="3"/>__add__</text:p>
      <text:p text:style-name="P9"><text:s text:c="3"/>__eq__</text:p>
      <text:p text:style-name="P9"><text:s text:c="3"/>__gt__</text:p>
      <text:p text:style-name="P20"><text:s text:c="3"/>__len__</text:p>
      <text:p text:style-name="P18"><text:s text:c="3"/>What does th<text:span text:style-name="T18">e double underscore in the method name </text:span>signify?</text:p>
      <text:p text:style-name="P4">[ <text:s/>] These methods are inherited from the object class.</text:p>
      <text:p text:style-name="P4">[ <text:s/>] The programmer should not <text:span text:style-name="T13">invoke</text:span> these methods directly, except in special situations.</text:p>
      <text:p text:style-name="P4">[ <text:s/>] These are "final" methods. That is, a subclass cannot <text:span text:style-name="T18">override</text:span> them.</text:p>
      <text:p text:style-name="P4">[ <text:s/>] These methods come from Python <text:span text:style-name="T13">version </text:span>2.</text:p>
      <text:p text:style-name="P16">[ <text:s/>] No special meaning, just a programming style.</text:p>
      <text:p text:style-name="P4"/>
      <text:p text:style-name="P12">10.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Code" style:family="paragraph" style:parent-style-name="Standard">
      <style:paragraph-properties fo:padding="0.0201in" fo:border="0.06pt solid #000000" style:shadow="none"/>
      <style:text-properties style:font-name="Courier New" fo:font-family="'Courier New'" style:font-family-generic="modern" style:font-pitch="fixed" officeooo:rsid="001a4e67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2:50:23.209935200</meta:creation-date>
    <dc:date>2021-07-29T13:11:05.976049163</dc:date>
    <meta:editing-duration>PT3H38M1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441" meta:character-count="2671" meta:non-whitespace-character-count="2218"/>
  </office:meta>
</office:document-meta>
</file>